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rsid="00143e77" officeooo:paragraph-rsid="001e5ac6"/>
    </style:style>
    <style:style style:name="P9" style:family="paragraph" style:parent-style-name="Table_20_Contents">
      <style:text-properties officeooo:paragraph-rsid="00143e77"/>
    </style:style>
    <style:style style:name="P10" style:family="paragraph" style:parent-style-name="Table_20_Contents">
      <style:text-properties officeooo:rsid="00143e77" officeooo:paragraph-rsid="001f3bc0"/>
    </style:style>
    <style:style style:name="P11" style:family="paragraph" style:parent-style-name="Table_20_Contents">
      <style:text-properties officeooo:rsid="00143e77" officeooo:paragraph-rsid="001e277a"/>
    </style:style>
    <style:style style:name="P12" style:family="paragraph" style:parent-style-name="Table_20_Contents">
      <style:text-properties officeooo:rsid="00143e77" officeooo:paragraph-rsid="0020f297"/>
    </style:style>
    <style:style style:name="P13" style:family="paragraph" style:parent-style-name="Standard">
      <style:text-properties officeooo:rsid="0016d53f" officeooo:paragraph-rsid="0016d53f"/>
    </style:style>
    <style:style style:name="P14" style:family="paragraph" style:parent-style-name="Standard">
      <style:text-properties officeooo:rsid="001814f3" officeooo:paragraph-rsid="001814f3"/>
    </style:style>
    <style:style style:name="P15" style:family="paragraph" style:parent-style-name="Standard">
      <style:text-properties officeooo:rsid="001814f3" officeooo:paragraph-rsid="0019ceee"/>
    </style:style>
    <style:style style:name="P16" style:family="paragraph" style:parent-style-name="Standard">
      <style:text-properties officeooo:rsid="001814f3" officeooo:paragraph-rsid="001ba77d"/>
    </style:style>
    <style:style style:name="P17" style:family="paragraph" style:parent-style-name="Standard">
      <style:text-properties officeooo:rsid="001814f3" officeooo:paragraph-rsid="001e277a"/>
    </style:style>
    <style:style style:name="P18" style:family="paragraph" style:parent-style-name="Standard">
      <style:text-properties officeooo:rsid="001814f3" officeooo:paragraph-rsid="001e5ac6"/>
    </style:style>
    <style:style style:name="P19" style:family="paragraph" style:parent-style-name="Standard">
      <style:text-properties officeooo:rsid="001814f3" officeooo:paragraph-rsid="001f3bc0"/>
    </style:style>
    <style:style style:name="P20" style:family="paragraph" style:parent-style-name="Standard">
      <style:text-properties officeooo:rsid="001814f3" officeooo:paragraph-rsid="0020f29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e5a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ceee" style:font-weight-asian="bold" style:font-weight-complex="bold"/>
    </style:style>
    <style:style style:name="T13" style:family="text">
      <style:text-properties fo:font-weight="bold" officeooo:rsid="001ba77d" style:font-weight-asian="bold" style:font-weight-complex="bold"/>
    </style:style>
    <style:style style:name="T14" style:family="text">
      <style:text-properties fo:font-weight="bold" officeooo:rsid="001e277a" style:font-weight-asian="bold" style:font-weight-complex="bold"/>
    </style:style>
    <style:style style:name="T15" style:family="text">
      <style:text-properties fo:font-weight="bold" officeooo:rsid="001e5ac6" style:font-weight-asian="bold" style:font-weight-complex="bold"/>
    </style:style>
    <style:style style:name="T16" style:family="text">
      <style:text-properties fo:font-weight="bold" officeooo:rsid="001f3bc0" style:font-weight-asian="bold" style:font-weight-complex="bold"/>
    </style:style>
    <style:style style:name="T17" style:family="text">
      <style:text-properties fo:font-weight="bold" officeooo:rsid="0020f297" style:font-weight-asian="bold" style:font-weight-complex="bold"/>
    </style:style>
    <style:style style:name="T18" style:family="text">
      <style:text-properties officeooo:rsid="0020f2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10">DIAGRAMA UML</text:p>
          </table:table-cell>
        </table:table-row>
        <table:table-row table:style-name="Tabla1.3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10">PASO A TABLAS BBDD</text:p>
          </table:table-cell>
        </table:table-row>
        <table:table-row table:style-name="Tabla1.4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12">XML</text:p>
          </table:table-cell>
        </table:table-row>
        <table:table-row table:style-name="Tabla1.5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12"><text:span text:style-name="T10">I</text:span>NTERFAZ GUI WEB</text:p>
          </table:table-cell>
        </table:table-row>
        <table:table-row table:style-name="Tabla1.6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8">INTERFAZ GUI ANDROID</text:p>
          </table:table-cell>
        </table:table-row>
      </table:table>
      <text:p text:style-name="P1"/>
      <text:p text:style-name="P1"/>
      <text:p text:style-name="P13"><text:span text:style-name="T11">28/11/2024 </text:span>Todos han asistido a la reunión diaria. No hemos podido empezar el trabajo por falta de información</text:p>
      <text:p text:style-name="P14"><text:span text:style-name="T11">29/11/2024</text:span> <text:span text:style-name="T3">Todos han asistido a la reunión diaria. </text:span>Algunos miembros ya han empezado a hacer el trabajo y ya hay varias ramas creadas. </text:p>
      <text:p text:style-name="P15"><text:span text:style-name="T12">30</text:span><text:span text:style-name="T11">/11/2024</text:span> <text:span text:style-name="T3">Todos han asistido a la reunión diaria.</text:span></text:p>
      <text:p text:style-name="P16"><text:span text:style-name="T13">2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7"><text:span text:style-name="T14">3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8"><text:span text:style-name="T15">5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9"><text:span text:style-name="T16">6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20"><text:span text:style-name="T17">10</text:span><text:span text:style-name="T11">/1</text:span><text:span text:style-name="T14">2</text:span><text:span text:style-name="T11">/2024</text:span> <text:span text:style-name="T3">Todos han asistido a la reunión diaria. </text:span><text:span text:style-name="T18">Todo el trabajo está termi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2-10T19:27:37.470000000</dc:date>
    <meta:editing-duration>PT38M43S</meta:editing-duration>
    <meta:editing-cycles>11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6" meta:word-count="201" meta:character-count="1179" meta:non-whitespace-character-count="989"/>
  </office:meta>
</office:document-meta>
</file>